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c93bb" officeooo:paragraph-rsid="000c93bb" style:font-size-asian="14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fdd32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175ae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c686b" style:font-size-asian="10pt" style:font-size-complex="10pt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b003d" officeooo:paragraph-rsid="00806e83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95fe3c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fdd32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add0d2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afb0e6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fdd32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ad3ab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a8be4" officeooo:paragraph-rsid="006f1c6f" style:font-size-asian="10pt" style:font-size-complex="10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0pt" officeooo:rsid="0015938f" officeooo:paragraph-rsid="0015938f" style:font-size-asian="10pt" style:font-size-complex="10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287cc2" style:font-size-asian="10pt" style:font-size-complex="10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ad3ab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d20ed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92682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d54cb" style:font-size-asian="10pt" style:font-size-complex="10pt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605e7" style:font-size-asian="10pt" style:font-size-complex="10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3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293aa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95fe3c" style:font-size-asian="10pt" style:font-size-complex="10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99f622" style:font-size-asian="10pt" style:font-size-complex="10pt"/>
    </style:style>
    <style:style style:name="P3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287cc2" officeooo:paragraph-rsid="00287cc2" style:font-size-asian="10pt" style:font-size-complex="10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7c4e7" officeooo:paragraph-rsid="0071740e" style:font-size-asian="10pt" style:font-size-complex="10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967cf" officeooo:paragraph-rsid="0071740e" style:font-size-asian="10pt" style:font-size-complex="10pt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c80dd" officeooo:paragraph-rsid="0071740e" style:font-size-asian="10pt" style:font-size-complex="10pt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3fffa5" officeooo:paragraph-rsid="0071740e" style:font-size-asian="10pt" style:font-size-complex="10pt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Arial1" fo:font-size="10pt" officeooo:rsid="003fffa5" officeooo:paragraph-rsid="00089acb" style:font-size-asian="10pt" style:font-size-complex="10p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26a4e" officeooo:paragraph-rsid="0071740e" style:font-size-asian="10pt" style:font-size-complex="10pt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ae779" officeooo:paragraph-rsid="007231e4" style:font-size-asian="10pt" style:font-size-complex="10pt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Arial1" fo:font-size="10pt" officeooo:rsid="0074fa9b" officeooo:paragraph-rsid="0074fa9b" style:font-size-asian="10pt" style:font-size-complex="10pt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76ebbd" officeooo:paragraph-rsid="0076ebbd" style:font-size-asian="10pt" style:font-size-complex="10pt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6eccb" officeooo:paragraph-rsid="0071740e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6e83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e4e8" style:font-size-asian="10pt" style:font-size-complex="10pt"/>
    </style:style>
    <style:style style:name="P4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84c70c" style:font-size-asian="10pt" style:font-size-complex="10pt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84c70c" style:font-size-asian="10pt" style:font-size-complex="10pt"/>
    </style:style>
    <style:style style:name="P4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92bd1e" style:font-size-asian="10pt" style:font-size-complex="10pt"/>
    </style:style>
    <style:style style:name="P5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85c8a8" style:font-size-asian="10pt" style:font-size-complex="10pt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85c8a8" style:font-size-asian="10pt" style:font-size-complex="10pt"/>
    </style:style>
    <style:style style:name="P5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a77fb4" style:font-size-asian="10pt" style:font-size-complex="10pt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7522e" officeooo:paragraph-rsid="0087522e" style:font-size-asian="10pt" style:font-size-complex="10pt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7522e" officeooo:paragraph-rsid="00a77fb4" style:font-size-asian="10pt" style:font-size-complex="10pt"/>
    </style:style>
    <style:style style:name="P55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e0361" officeooo:paragraph-rsid="008e0361" style:font-size-asian="10pt" style:font-size-complex="10pt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67e07" officeooo:paragraph-rsid="0096ab1e" style:font-size-asian="10pt" style:font-size-complex="10pt"/>
    </style:style>
    <style:style style:name="P5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9886d0" officeooo:paragraph-rsid="009886d0" style:font-size-asian="10pt" style:font-size-complex="10pt"/>
    </style:style>
    <style:style style:name="P5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886d0" officeooo:paragraph-rsid="009886d0" style:font-size-asian="10pt" style:font-size-complex="10pt"/>
    </style:style>
    <style:style style:name="P5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98b215" officeooo:paragraph-rsid="0098b215" style:font-size-asian="10pt" style:font-size-complex="10pt"/>
    </style:style>
    <style:style style:name="P6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9f622" officeooo:paragraph-rsid="0099f622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bad18" officeooo:paragraph-rsid="009bad18" style:font-size-asian="10pt" style:font-size-complex="10pt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12d37" officeooo:paragraph-rsid="00a12d37" style:font-size-asian="10pt" style:font-size-complex="10pt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3a293" officeooo:paragraph-rsid="00a3a293" style:font-size-asian="10pt" style:font-size-complex="10pt"/>
    </style:style>
    <style:style style:name="P6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3bbb3" officeooo:paragraph-rsid="00a3bbb3" style:font-size-asian="10pt" style:font-size-complex="10pt"/>
    </style:style>
    <style:style style:name="P65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3bbb3" officeooo:paragraph-rsid="00abac83" style:font-size-asian="10pt" style:font-size-complex="10pt"/>
    </style:style>
    <style:style style:name="P6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589fd" officeooo:paragraph-rsid="00a589fd" style:font-size-asian="10pt" style:font-size-complex="10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Arial1" fo:font-size="10pt" officeooo:rsid="00aa96a2" officeooo:paragraph-rsid="00aa96a2" style:font-size-asian="10pt" style:font-size-complex="10pt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b8c5d" officeooo:paragraph-rsid="00ab8c5d" style:font-size-asian="10pt" style:font-size-complex="10pt"/>
    </style:style>
    <style:style style:name="P6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add0d2" style:font-size-asian="10pt" style:font-size-complex="10pt"/>
    </style:style>
    <style:style style:name="P7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afb0e6" style:font-size-asian="10pt" style:font-size-complex="10pt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72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34924" officeooo:paragraph-rsid="0012d554" style:font-size-asian="10pt" style:font-style-asian="italic" style:font-size-complex="10pt" style:font-style-complex="italic"/>
    </style:style>
    <style:style style:name="P73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48440" officeooo:paragraph-rsid="0012d554" style:font-size-asian="10pt" style:font-style-asian="italic" style:font-size-complex="10pt" style:font-style-complex="italic"/>
    </style:style>
    <style:style style:name="P74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7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rsid="00a589fd" officeooo:paragraph-rsid="00a589fd" style:font-size-asian="10pt" style:font-size-complex="10pt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177b34" officeooo:paragraph-rsid="001c686b" style:font-size-asian="10pt" style:font-size-complex="10pt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954e54" officeooo:paragraph-rsid="00954e54" style:font-size-asian="10pt" style:font-size-complex="10pt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rsid="00ab8c5d" officeooo:paragraph-rsid="00090c53" style:font-size-asian="10pt" style:font-size-complex="10pt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fdd32" style:font-size-asian="12pt" style:font-size-complex="12pt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293aa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87cc2" style:font-size-asian="12pt" style:font-size-complex="12pt"/>
    </style:style>
    <style:style style:name="P84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ad3ab" style:font-size-asian="12pt" style:font-size-complex="12pt"/>
    </style:style>
    <style:style style:name="P85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95fe3c" style:font-size-asian="12pt" style:font-size-complex="12pt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87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a7db1" officeooo:paragraph-rsid="000a7db1" style:font-size-asian="18pt" style:font-weight-asian="bold" style:font-size-complex="18pt" style:font-weight-complex="bold"/>
    </style:style>
    <style:style style:name="P8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0pt" officeooo:paragraph-rsid="006d20ed" style:font-size-asian="10pt" style:font-size-complex="10pt"/>
    </style:style>
    <style:style style:name="P89" style:family="paragraph" style:parent-style-name="Standard">
      <style:paragraph-properties fo:line-height="100%" fo:text-align="justify" style:justify-single-word="false"/>
      <style:text-properties officeooo:paragraph-rsid="00a94b18"/>
    </style:style>
    <style:style style:name="P90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91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21043" officeooo:paragraph-rsid="00089acb" style:font-size-asian="12pt" style:font-size-complex="12pt"/>
    </style:style>
    <style:style style:name="P92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61d8f" officeooo:paragraph-rsid="006d20ed" style:font-size-asian="10pt" style:font-size-complex="10pt"/>
    </style:style>
    <style:style style:name="P93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96a08" officeooo:paragraph-rsid="006d20ed" style:font-size-asian="10pt" style:font-size-complex="10pt"/>
    </style:style>
    <style:style style:name="P94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3e07d6" officeooo:paragraph-rsid="0071740e" style:font-size-asian="10pt" style:font-size-complex="10pt"/>
    </style:style>
    <style:style style:name="P95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459ea3" officeooo:paragraph-rsid="0071740e" style:font-size-asian="10pt" style:font-size-complex="10pt"/>
    </style:style>
    <style:style style:name="P96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71740e" officeooo:paragraph-rsid="0071740e" style:font-size-asian="10pt" style:font-size-complex="10pt"/>
    </style:style>
    <style:style style:name="P97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7231e4" style:font-size-asian="10pt" style:font-size-complex="10pt"/>
    </style:style>
    <style:style style:name="P98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2ad3ab" style:font-size-asian="10pt" style:font-size-complex="10pt"/>
    </style:style>
    <style:style style:name="P99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a1af50" style:font-size-asian="10pt" style:font-size-complex="10pt"/>
    </style:style>
    <style:style style:name="P100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101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16e8d2" officeooo:paragraph-rsid="0074fa9b" style:font-size-asian="10pt" style:font-size-complex="10pt"/>
    </style:style>
    <style:style style:name="P102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103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4e9e3a" officeooo:paragraph-rsid="0076ebbd" style:font-size-asian="10pt" style:font-size-complex="10pt"/>
    </style:style>
    <style:style style:name="P104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520eca" officeooo:paragraph-rsid="0074fa9b" style:font-size-asian="10pt" style:font-size-complex="10pt"/>
    </style:style>
    <style:style style:name="P105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58db26" officeooo:paragraph-rsid="0058db26" style:font-size-asian="10pt" style:font-size-complex="10pt"/>
    </style:style>
    <style:style style:name="P106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592e75" officeooo:paragraph-rsid="00592e75" style:font-size-asian="10pt" style:font-size-complex="10pt"/>
    </style:style>
    <style:style style:name="P10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94c8d" officeooo:paragraph-rsid="0087522e" style:font-size-asian="10pt" style:font-size-complex="10pt"/>
    </style:style>
    <style:style style:name="P108" style:family="paragraph" style:parent-style-name="Standard" style:list-style-name="L12">
      <style:paragraph-properties fo:line-height="100%" fo:text-align="justify" style:justify-single-word="false"/>
      <style:text-properties style:font-name="Arial1" fo:font-size="10pt" officeooo:rsid="00894c8d" officeooo:paragraph-rsid="00a94b18" style:font-size-asian="10pt" style:font-size-complex="10pt"/>
    </style:style>
    <style:style style:name="P109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officeooo:rsid="0092bd1e" officeooo:paragraph-rsid="0092bd1e" style:font-size-asian="10pt" style:font-size-complex="10pt"/>
    </style:style>
    <style:style style:name="P110" style:family="paragraph" style:parent-style-name="Standard" style:list-style-name="L12">
      <style:paragraph-properties fo:line-height="100%" fo:text-align="justify" style:justify-single-word="false"/>
      <style:text-properties style:font-name="Arial1" fo:font-size="10pt" officeooo:rsid="00967e07" officeooo:paragraph-rsid="00a868d7" style:font-size-asian="10pt" style:font-size-complex="10pt"/>
    </style:style>
    <style:style style:name="P111" style:family="paragraph" style:parent-style-name="Standard" style:list-style-name="L12">
      <style:paragraph-properties fo:line-height="100%" fo:text-align="justify" style:justify-single-word="false"/>
      <style:text-properties style:font-name="Arial1" fo:font-size="10pt" officeooo:rsid="009bad18" officeooo:paragraph-rsid="00a868d7" style:font-size-asian="10pt" style:font-size-complex="10pt"/>
    </style:style>
    <style:style style:name="P112" style:family="paragraph" style:parent-style-name="Standard" style:list-style-name="L12">
      <style:paragraph-properties fo:line-height="100%" fo:text-align="justify" style:justify-single-word="false"/>
      <style:text-properties style:font-name="Arial1" fo:font-size="10pt" officeooo:rsid="009d7747" officeooo:paragraph-rsid="00a868d7" style:font-size-asian="10pt" style:font-size-complex="10pt"/>
    </style:style>
    <style:style style:name="P113" style:family="paragraph" style:parent-style-name="Standard" style:list-style-name="L13">
      <style:paragraph-properties fo:line-height="100%" fo:text-align="justify" style:justify-single-word="false"/>
      <style:text-properties style:font-name="Arial1" fo:font-size="10pt" officeooo:rsid="006967b9" officeooo:paragraph-rsid="006967b9" style:font-size-asian="10pt" style:font-size-complex="10pt"/>
    </style:style>
    <style:style style:name="P114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115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116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71740e" style:font-size-asian="10pt" style:font-size-complex="10pt"/>
    </style:style>
    <style:style style:name="P11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b5b8df" style:font-size-asian="10pt" style:font-size-complex="10pt"/>
    </style:style>
    <style:style style:name="P118" style:family="paragraph" style:parent-style-name="Standard">
      <style:paragraph-properties fo:line-height="100%" fo:text-align="justify" style:justify-single-word="false"/>
      <style:text-properties style:font-name="Arial1" fo:font-size="10pt" officeooo:rsid="00b55f96" officeooo:paragraph-rsid="00b55f96" style:font-size-asian="10pt" style:font-size-complex="10pt"/>
    </style:style>
    <style:style style:name="P119" style:family="paragraph" style:parent-style-name="Standard">
      <style:paragraph-properties fo:line-height="100%" fo:text-align="justify" style:justify-single-word="false"/>
      <style:text-properties style:font-name="Arial1" fo:font-size="10pt" officeooo:rsid="00a3bbb3" officeooo:paragraph-rsid="00b5b8df" style:font-size-asian="10pt" style:font-size-complex="10pt"/>
    </style:style>
    <style:style style:name="P12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b5b8df" style:font-size-asian="10pt" style:font-size-complex="10pt"/>
    </style:style>
    <style:style style:name="P121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b69300" style:font-size-asian="10pt" style:font-size-complex="10pt"/>
    </style:style>
    <style:style style:name="P122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123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7d22" style:font-size-asian="10pt" style:font-weight-asian="normal" style:font-size-complex="10pt" style:font-weight-complex="normal"/>
    </style:style>
    <style:style style:name="P124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41d5ce" officeooo:paragraph-rsid="006f1c6f" style:font-size-asian="10pt" style:font-weight-asian="normal" style:font-size-complex="10pt" style:font-weight-complex="normal"/>
    </style:style>
    <style:style style:name="P125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fo:font-weight="normal" officeooo:rsid="007bffbe" officeooo:paragraph-rsid="00792682" style:font-size-asian="10pt" style:font-weight-asian="normal" style:font-size-complex="10pt" style:font-weight-complex="normal"/>
    </style:style>
    <style:style style:name="P126" style:family="paragraph" style:parent-style-name="Standard" style:list-style-name="L9">
      <style:paragraph-properties fo:line-height="100%" fo:text-align="justify" style:justify-single-word="false"/>
      <style:text-properties style:font-name="Arial1" fo:font-size="10pt" fo:font-weight="normal" officeooo:rsid="0052edf2" officeooo:paragraph-rsid="00792682" style:font-size-asian="10pt" style:font-weight-asian="normal" style:font-size-complex="10pt" style:font-weight-complex="normal"/>
    </style:style>
    <style:style style:name="P127" style:family="paragraph" style:parent-style-name="Standard" style:list-style-name="L11">
      <style:paragraph-properties fo:line-height="100%" fo:text-align="justify" style:justify-single-word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128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b55f96" officeooo:paragraph-rsid="00b55f96" style:font-size-asian="14pt" style:font-size-complex="14pt"/>
    </style:style>
    <style:style style:name="P129" style:family="paragraph" style:parent-style-name="Standard" style:list-style-name="L2">
      <style:paragraph-properties fo:line-height="100%" fo:text-align="justify" style:justify-single-word="false"/>
      <style:text-properties officeooo:paragraph-rsid="006d20ed"/>
    </style:style>
    <style:style style:name="P130" style:family="paragraph" style:parent-style-name="Standard" style:list-style-name="L8">
      <style:paragraph-properties fo:line-height="100%" fo:text-align="justify" style:justify-single-word="false"/>
      <style:text-properties officeooo:paragraph-rsid="00792682"/>
    </style:style>
    <style:style style:name="P131" style:family="paragraph" style:parent-style-name="Standard" style:list-style-name="L8">
      <style:paragraph-properties fo:line-height="100%" fo:text-align="justify" style:justify-single-word="false"/>
      <style:text-properties officeooo:paragraph-rsid="007fc463"/>
    </style:style>
    <style:style style:name="P132" style:family="paragraph" style:parent-style-name="Standard" style:list-style-name="L12">
      <style:paragraph-properties fo:line-height="100%" fo:text-align="justify" style:justify-single-word="false"/>
      <style:text-properties officeooo:paragraph-rsid="00a868d7"/>
    </style:style>
    <style:style style:name="P133" style:family="paragraph" style:parent-style-name="Standard" style:list-style-name="L12">
      <style:paragraph-properties fo:line-height="100%" fo:text-align="justify" style:justify-single-word="false"/>
      <style:text-properties officeooo:paragraph-rsid="00a94b18"/>
    </style:style>
    <style:style style:name="P134" style:family="paragraph" style:parent-style-name="Standard" style:list-style-name="L3">
      <style:paragraph-properties fo:line-height="100%" fo:text-align="justify" style:justify-single-word="false"/>
      <style:text-properties fo:font-size="10pt" officeooo:paragraph-rsid="006d20ed" style:font-size-asian="10pt" style:font-size-complex="10pt"/>
    </style:style>
    <style:style style:name="P135" style:family="paragraph" style:parent-style-name="Standard" style:list-style-name="L4">
      <style:paragraph-properties fo:line-height="100%" fo:text-align="justify" style:justify-single-word="false"/>
      <style:text-properties fo:font-size="10pt" officeooo:paragraph-rsid="006f7d22" style:font-size-asian="10pt" style:font-size-complex="10pt"/>
    </style:style>
    <style:style style:name="P136" style:family="paragraph" style:parent-style-name="Standard" style:list-style-name="L8">
      <style:paragraph-properties fo:line-height="100%" fo:text-align="justify" style:justify-single-word="false"/>
      <style:text-properties officeooo:rsid="007acbcc" officeooo:paragraph-rsid="007acbcc"/>
    </style:style>
    <style:style style:name="T1" style:family="text">
      <style:text-properties officeooo:rsid="000af265"/>
    </style:style>
    <style:style style:name="T2" style:family="text">
      <style:text-properties officeooo:rsid="000b7cdb"/>
    </style:style>
    <style:style style:name="T3" style:family="text">
      <style:text-properties officeooo:rsid="000c93bb"/>
    </style:style>
    <style:style style:name="T4" style:family="text">
      <style:text-properties officeooo:rsid="000f656f"/>
    </style:style>
    <style:style style:name="T5" style:family="text">
      <style:text-properties officeooo:rsid="000fdd32"/>
    </style:style>
    <style:style style:name="T6" style:family="text">
      <style:text-properties officeooo:rsid="00111772"/>
    </style:style>
    <style:style style:name="T7" style:family="text">
      <style:text-properties officeooo:rsid="001175ae"/>
    </style:style>
    <style:style style:name="T8" style:family="text">
      <style:text-properties officeooo:rsid="001fd4a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0001" style:font-style-asian="italic" style:font-style-complex="italic"/>
    </style:style>
    <style:style style:name="T11" style:family="text">
      <style:text-properties fo:font-style="italic" officeooo:rsid="00527410" style:font-style-asian="italic" style:font-style-complex="italic"/>
    </style:style>
    <style:style style:name="T12" style:family="text">
      <style:text-properties officeooo:rsid="0026ae32"/>
    </style:style>
    <style:style style:name="T13" style:family="text">
      <style:text-properties officeooo:rsid="00287cc2"/>
    </style:style>
    <style:style style:name="T14" style:family="text">
      <style:text-properties officeooo:rsid="002ad3ab"/>
    </style:style>
    <style:style style:name="T15" style:family="text">
      <style:text-properties style:font-name="Arial1" officeooo:rsid="00177b34"/>
    </style:style>
    <style:style style:name="T16" style:family="text">
      <style:text-properties style:font-name="Arial1" officeooo:rsid="003506dc"/>
    </style:style>
    <style:style style:name="T17" style:family="text">
      <style:text-properties style:font-name="Arial1" officeooo:rsid="00355a2f"/>
    </style:style>
    <style:style style:name="T18" style:family="text">
      <style:text-properties style:font-name="Arial1" officeooo:rsid="0037196e"/>
    </style:style>
    <style:style style:name="T19" style:family="text">
      <style:text-properties style:font-name="Arial1" fo:font-weight="normal" officeooo:rsid="00177b34" style:font-weight-asian="normal" style:font-weight-complex="normal"/>
    </style:style>
    <style:style style:name="T20" style:family="text">
      <style:text-properties style:font-name="Arial1" fo:font-weight="normal" officeooo:rsid="003c083d" style:font-weight-asian="normal" style:font-weight-complex="normal"/>
    </style:style>
    <style:style style:name="T21" style:family="text">
      <style:text-properties style:font-name="Arial1" fo:font-weight="normal" officeooo:rsid="006f1c6f" style:font-weight-asian="normal" style:font-weight-complex="normal"/>
    </style:style>
    <style:style style:name="T22" style:family="text">
      <style:text-properties style:font-name="Arial1" fo:font-weight="normal" officeooo:rsid="006f7d22" style:font-weight-asian="normal" style:font-weight-complex="normal"/>
    </style:style>
    <style:style style:name="T23" style:family="text">
      <style:text-properties style:font-name="Arial1" fo:font-size="10pt" officeooo:rsid="00177b34" style:font-size-asian="10pt" style:font-size-complex="10pt"/>
    </style:style>
    <style:style style:name="T24" style:family="text">
      <style:text-properties style:font-name="Arial1" fo:font-size="10pt" officeooo:rsid="003506dc" style:font-size-asian="10pt" style:font-size-complex="10pt"/>
    </style:style>
    <style:style style:name="T25" style:family="text">
      <style:text-properties style:font-name="Arial1" fo:font-size="10pt" officeooo:rsid="00355a2f" style:font-size-asian="10pt" style:font-size-complex="10pt"/>
    </style:style>
    <style:style style:name="T26" style:family="text">
      <style:text-properties style:font-name="Arial1" fo:font-size="10pt" officeooo:rsid="006d20ed" style:font-size-asian="10pt" style:font-size-complex="10pt"/>
    </style:style>
    <style:style style:name="T27" style:family="text">
      <style:text-properties style:font-name="Arial1" fo:font-size="10pt" officeooo:rsid="009d7747" style:font-size-asian="10pt" style:font-size-complex="10pt"/>
    </style:style>
    <style:style style:name="T28" style:family="text">
      <style:text-properties style:font-name="Arial1" fo:font-size="10pt" officeooo:rsid="00a868d7" style:font-size-asian="10pt" style:font-size-complex="10pt"/>
    </style:style>
    <style:style style:name="T29" style:family="text">
      <style:text-properties style:font-name="Arial1" fo:font-size="10pt" officeooo:rsid="0096ab1e" style:font-size-asian="10pt" style:font-size-complex="10pt"/>
    </style:style>
    <style:style style:name="T30" style:family="text">
      <style:text-properties style:font-name="Arial1" fo:font-size="10pt" officeooo:rsid="00a94b18" style:font-size-asian="10pt" style:font-size-complex="10pt"/>
    </style:style>
    <style:style style:name="T31" style:family="text">
      <style:text-properties style:font-name="Arial1" fo:font-size="10pt" officeooo:rsid="00a3bbb3" style:font-size-asian="10pt" style:font-size-complex="10pt"/>
    </style:style>
    <style:style style:name="T32" style:family="text">
      <style:text-properties style:font-name="Arial1" fo:font-size="10pt" fo:font-weight="normal" officeooo:rsid="0052edf2" style:font-size-asian="10pt" style:font-weight-asian="normal" style:font-size-complex="10pt" style:font-weight-complex="normal"/>
    </style:style>
    <style:style style:name="T33" style:family="text">
      <style:text-properties style:font-name="Arial1" fo:font-size="10pt" fo:font-weight="normal" officeooo:rsid="007bffbe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07c72ed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07d54cb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0538b6f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7fc463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bold" officeooo:rsid="00520eca" style:font-size-asian="10pt" style:font-weight-asian="bold" style:font-size-complex="10pt" style:font-weight-complex="bold"/>
    </style:style>
    <style:style style:name="T39" style:family="text">
      <style:text-properties style:font-name="Arial1" officeooo:rsid="006d20ed"/>
    </style:style>
    <style:style style:name="T40" style:family="text">
      <style:text-properties officeooo:rsid="003a4403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77b34" style:font-weight-asian="normal" style:font-weight-complex="normal"/>
    </style:style>
    <style:style style:name="T44" style:family="text">
      <style:text-properties fo:font-weight="normal" officeooo:rsid="003f25b7" style:font-weight-asian="normal" style:font-weight-complex="normal"/>
    </style:style>
    <style:style style:name="T45" style:family="text">
      <style:text-properties fo:font-weight="normal" officeooo:rsid="006f1c6f" style:font-weight-asian="normal" style:font-weight-complex="normal"/>
    </style:style>
    <style:style style:name="T46" style:family="text">
      <style:text-properties officeooo:rsid="00459ea3"/>
    </style:style>
    <style:style style:name="T47" style:family="text">
      <style:text-properties officeooo:rsid="0046eccb"/>
    </style:style>
    <style:style style:name="T48" style:family="text">
      <style:text-properties officeooo:rsid="0049c39e"/>
    </style:style>
    <style:style style:name="T49" style:family="text">
      <style:text-properties officeooo:rsid="004e9563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520eca" style:font-weight-asian="bold" style:font-weight-complex="bold"/>
    </style:style>
    <style:style style:name="T52" style:family="text">
      <style:text-properties fo:font-weight="bold" officeooo:rsid="006f1c6f" style:font-weight-asian="bold" style:font-weight-complex="bold"/>
    </style:style>
    <style:style style:name="T53" style:family="text">
      <style:text-properties officeooo:rsid="00592572"/>
    </style:style>
    <style:style style:name="T54" style:family="text">
      <style:text-properties officeooo:rsid="00633311"/>
    </style:style>
    <style:style style:name="T55" style:family="text">
      <style:text-properties officeooo:rsid="00638005"/>
    </style:style>
    <style:style style:name="T56" style:family="text">
      <style:text-properties officeooo:rsid="00683d7c"/>
    </style:style>
    <style:style style:name="T57" style:family="text">
      <style:text-properties officeooo:rsid="006d20ed"/>
    </style:style>
    <style:style style:name="T58" style:family="text">
      <style:text-properties officeooo:rsid="003269e3"/>
    </style:style>
    <style:style style:name="T59" style:family="text">
      <style:text-properties officeooo:rsid="006f1c6f"/>
    </style:style>
    <style:style style:name="T60" style:family="text">
      <style:text-properties officeooo:rsid="006f7d22"/>
    </style:style>
    <style:style style:name="T61" style:family="text">
      <style:text-properties officeooo:rsid="0071740e"/>
    </style:style>
    <style:style style:name="T62" style:family="text">
      <style:text-properties officeooo:rsid="003fffa5"/>
    </style:style>
    <style:style style:name="T63" style:family="text">
      <style:text-properties officeooo:rsid="007231e4"/>
    </style:style>
    <style:style style:name="T64" style:family="text">
      <style:text-properties officeooo:rsid="0076ebbd"/>
    </style:style>
    <style:style style:name="T65" style:family="text">
      <style:text-properties officeooo:rsid="0070ff52"/>
    </style:style>
    <style:style style:name="T66" style:family="text">
      <style:text-properties officeooo:rsid="00465070"/>
    </style:style>
    <style:style style:name="T67" style:family="text">
      <style:text-properties officeooo:rsid="007b20c3"/>
    </style:style>
    <style:style style:name="T68" style:family="text">
      <style:text-properties officeooo:rsid="007d66fd"/>
    </style:style>
    <style:style style:name="T69" style:family="text">
      <style:text-properties officeooo:rsid="007e6911"/>
    </style:style>
    <style:style style:name="T70" style:family="text">
      <style:text-properties officeooo:rsid="007fc463"/>
    </style:style>
    <style:style style:name="T71" style:family="text">
      <style:text-properties officeooo:rsid="0080e4e8"/>
    </style:style>
    <style:style style:name="T72" style:family="text">
      <style:text-properties officeooo:rsid="008128ba"/>
    </style:style>
    <style:style style:name="T73" style:family="text">
      <style:text-properties officeooo:rsid="00816f49"/>
    </style:style>
    <style:style style:name="T74" style:family="text">
      <style:text-properties officeooo:rsid="0084c70c"/>
    </style:style>
    <style:style style:name="T75" style:family="text">
      <style:text-properties officeooo:rsid="008643b2"/>
    </style:style>
    <style:style style:name="T76" style:family="text">
      <style:text-properties officeooo:rsid="0087522e"/>
    </style:style>
    <style:style style:name="T77" style:family="text">
      <style:text-properties officeooo:rsid="00894c8d"/>
    </style:style>
    <style:style style:name="T78" style:family="text">
      <style:text-properties officeooo:rsid="008a60ae"/>
    </style:style>
    <style:style style:name="T79" style:family="text">
      <style:text-properties officeooo:rsid="008b85ad"/>
    </style:style>
    <style:style style:name="T80" style:family="text">
      <style:text-properties officeooo:rsid="008c1668"/>
    </style:style>
    <style:style style:name="T81" style:family="text">
      <style:text-properties officeooo:rsid="008e0361"/>
    </style:style>
    <style:style style:name="T82" style:family="text">
      <style:text-properties officeooo:rsid="008f194c"/>
    </style:style>
    <style:style style:name="T83" style:family="text">
      <style:text-properties officeooo:rsid="0090198b"/>
    </style:style>
    <style:style style:name="T84" style:family="text">
      <style:text-properties officeooo:rsid="0091cb3f"/>
    </style:style>
    <style:style style:name="T85" style:family="text">
      <style:text-properties officeooo:rsid="0092bd1e"/>
    </style:style>
    <style:style style:name="T86" style:family="text">
      <style:text-properties officeooo:rsid="00954e54"/>
    </style:style>
    <style:style style:name="T87" style:family="text">
      <style:text-properties officeooo:rsid="0095fe3c"/>
    </style:style>
    <style:style style:name="T88" style:family="text">
      <style:text-properties officeooo:rsid="00967e07"/>
    </style:style>
    <style:style style:name="T89" style:family="text">
      <style:text-properties officeooo:rsid="009a4f5c"/>
    </style:style>
    <style:style style:name="T90" style:family="text">
      <style:text-properties style:text-line-through-style="solid" style:text-line-through-type="single" style:font-name="Arial1" fo:font-size="10pt" officeooo:rsid="009d7747" style:font-size-asian="10pt" style:font-size-complex="10pt"/>
    </style:style>
    <style:style style:name="T91" style:family="text">
      <style:text-properties style:text-line-through-style="none" style:text-line-through-type="none" style:font-name="Arial1" fo:font-size="10pt" officeooo:rsid="009d7747" style:font-size-asian="10pt" style:font-size-complex="10pt"/>
    </style:style>
    <style:style style:name="T92" style:family="text">
      <style:text-properties style:text-line-through-style="none" style:text-line-through-type="none" style:font-name="Arial1" fo:font-size="10pt" officeooo:rsid="009e69c5" style:font-size-asian="10pt" style:font-size-complex="10pt"/>
    </style:style>
    <style:style style:name="T93" style:family="text">
      <style:text-properties style:text-line-through-style="none" style:text-line-through-type="none" style:font-name="Arial1" fo:font-size="10pt" officeooo:rsid="009ff093" style:font-size-asian="10pt" style:font-size-complex="10pt"/>
    </style:style>
    <style:style style:name="T94" style:family="text">
      <style:text-properties style:text-line-through-style="none" style:text-line-through-type="none" style:font-name="Arial1" fo:font-size="10pt" officeooo:rsid="00a868d7" style:font-size-asian="10pt" style:font-size-complex="10pt"/>
    </style:style>
    <style:style style:name="T95" style:family="text">
      <style:text-properties style:text-line-through-style="none" style:text-line-through-type="none" style:font-name="Arial1" fo:font-size="10pt" officeooo:rsid="00b28e6f" style:font-size-asian="10pt" style:font-size-complex="10pt"/>
    </style:style>
    <style:style style:name="T96" style:family="text">
      <style:text-properties officeooo:rsid="00a1af50"/>
    </style:style>
    <style:style style:name="T97" style:family="text">
      <style:text-properties officeooo:rsid="00a3a293"/>
    </style:style>
    <style:style style:name="T98" style:family="text">
      <style:text-properties officeooo:rsid="00a77fb4"/>
    </style:style>
    <style:style style:name="T99" style:family="text">
      <style:text-properties officeooo:rsid="00177b34"/>
    </style:style>
    <style:style style:name="T100" style:family="text">
      <style:text-properties officeooo:rsid="00aa96a2"/>
    </style:style>
    <style:style style:name="T101" style:family="text">
      <style:text-properties officeooo:rsid="00abac83"/>
    </style:style>
    <style:style style:name="T102" style:family="text">
      <style:text-properties officeooo:rsid="00ac5dd3"/>
    </style:style>
    <style:style style:name="T103" style:family="text">
      <style:text-properties officeooo:rsid="00add0d2"/>
    </style:style>
    <style:style style:name="T104" style:family="text">
      <style:text-properties officeooo:rsid="00afb0e6"/>
    </style:style>
    <style:style style:name="T105" style:family="text">
      <style:text-properties officeooo:rsid="00b28e6f"/>
    </style:style>
    <style:style style:name="T106" style:family="text">
      <style:text-properties officeooo:rsid="00b3311b"/>
    </style:style>
    <style:style style:name="T107" style:family="text">
      <style:text-properties officeooo:rsid="00b5b8df"/>
    </style:style>
    <style:style style:name="T108" style:family="text">
      <style:text-properties officeooo:rsid="00a3bbb3"/>
    </style:style>
    <style:style style:name="T109" style:family="text">
      <style:text-properties officeooo:rsid="00b693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Préparation <text:span text:style-name="T1">de l</text:span><text:span text:style-name="T2">a</text:span><text:span text:style-name="T1"> fiche </text:span><text:span text:style-name="T2">PT</text:span></text:p>
      <text:p text:style-name="P71"/>
      <text:p text:style-name="P71"/>
      <text:p text:style-name="P71"/>
      <text:p text:style-name="P3">Sommaire</text:p>
      <text:p text:style-name="P86"/>
      <text:list xml:id="list3443808861" text:style-name="L1">
        <text:list-item>
          <text:p text:style-name="P90">Contour<text:span text:style-name="T3">s et </text:span>objectif<text:span text:style-name="T3">s</text:span> du projet <text:span text:style-name="T3">tutoré</text:span></text:p>
        </text:list-item>
        <text:list-item>
          <text:p text:style-name="P90">Ébauche d’une timeline</text:p>
        </text:list-item>
        <text:list-item>
          <text:p text:style-name="P90">Besoins, attente<text:span text:style-name="T4">s et m</text:span>oyens</text:p>
        </text:list-item>
        <text:list-item>
          <text:p text:style-name="P91">Rédaction de la fiche au propre</text:p>
        </text:list-item>
      </text:list>
      <text:p text:style-name="P9"/>
      <text:p text:style-name="P9"/>
      <text:p text:style-name="P9"/>
      <text:p text:style-name="P128">Note :</text:p>
      <text:p text:style-name="P118"/>
      <text:p text:style-name="P118"><text:tab/>De nombreuses informations se trouvent dans le document de cadrages de fiche PT, disponible dans le fichier du nom de « Doc de cadrage PTUT Jalon1-Fiche projet.odt »</text:p>
      <text:p text:style-name="P118"/>
      <text:p text:style-name="P118"/>
      <text:p text:style-name="P9"/>
      <text:p text:style-name="P1">Contours et objectifs du projet tutoré</text:p>
      <text:p text:style-name="P9"/>
      <text:p text:style-name="P80"><text:tab/>Qui ?</text:p>
      <text:p text:style-name="P17"/>
      <text:p text:style-name="P25">- Membres du projet : Loïs ALLAIRE, Hugo CLAMOND, Axel MOURILLON, Arthur YANG</text:p>
      <text:p text:style-name="P88"><text:span text:style-name="T15">- Clientèle cible : </text:span><text:span text:style-name="T39">(</text:span><text:span text:style-name="T15">amateur</text:span><text:span text:style-name="T16">s </text:span><text:span text:style-name="T39">= </text:span><text:span text:style-name="T16">les gens qui s’y intéressent</text:span><text:span text:style-name="T39">)</text:span></text:p>
      <text:list text:style-name="L2">
        <text:list-item>
          <text:p text:style-name="P129"><text:span text:style-name="T26">A</text:span><text:span text:style-name="T23">mateur</text:span><text:span text:style-name="T24">s </text:span><text:span text:style-name="T23">de jeu de rôle (ma</text:span><text:span text:style-name="T26">î</text:span><text:span text:style-name="T23">tre</text:span><text:span text:style-name="T26">s</text:span><text:span text:style-name="T23"> du jeu / joueur</text:span><text:span text:style-name="T25">s</text:span><text:span text:style-name="T23">)</text:span></text:p>
        </text:list-item>
      </text:list>
      <text:list text:style-name="L3">
        <text:list-item>
          <text:p text:style-name="P134"><text:span text:style-name="T39">A</text:span><text:span text:style-name="T18">mateurs</text:span><text:span text:style-name="T15"> d'univers de fanta</text:span><text:span text:style-name="T17">i</text:span><text:span text:style-name="T15">sie/culture geek</text:span></text:p>
          <text:list>
            <text:list-item>
              <text:p text:style-name="P134"><text:span text:style-name="T15">étendre au jeu-vidéo </text:span><text:span text:style-name="T18">(sans trop se spécialiser ?) </text:span><text:span text:style-name="T15">contenant de la fantaisie</text:span></text:p>
            </text:list-item>
          </text:list>
        </text:list-item>
        <text:list-item>
          <text:p text:style-name="P134"><text:span text:style-name="T39">A</text:span><text:span text:style-name="T15">mateur</text:span><text:span text:style-name="T16">s </text:span><text:span text:style-name="T17">de cosplay</text:span></text:p>
        </text:list-item>
        <text:list-item>
          <text:p text:style-name="P92"><text:span text:style-name="T57">C</text:span>ollectionneurs</text:p>
        </text:list-item>
        <text:list-item>
          <text:p text:style-name="P92"><text:span text:style-name="T57">P</text:span>einture et figurine</text:p>
        </text:list-item>
        <text:list-item>
          <text:p text:style-name="P93"><text:span text:style-name="T40">Â</text:span>ge : à partir de 16 ans environ</text:p>
        </text:list-item>
      </text:list>
      <text:p text:style-name="P18">- <text:span text:style-name="T58">Relationnel avec d’autres entreprises : partenariat, collaboration, achats de service, nom de domaine </text:span><text:span text:style-name="T59">(OVH)</text:span><text:span text:style-name="T58">, etc.</text:span></text:p>
      <text:p text:style-name="P9"/>
      <text:p text:style-name="P9"/>
      <text:p text:style-name="P80"><text:tab/>Quoi ?</text:p>
      <text:p text:style-name="P39"/>
      <text:p text:style-name="P38">- Création et ventes <text:span text:style-name="T61">de produits variés et d’accessoires liés au JDR</text:span></text:p>
      <text:p text:style-name="P40"><text:span text:style-name="T62"><text:tab/></text:span><text:span text:style-name="T61">⇒ </text:span><text:span text:style-name="T62">Création, v</text:span><text:span text:style-name="T46">ente et </text:span>SAV</text:p>
      <text:p text:style-name="P75"><text:span text:style-name="T61">- S</text:span>ite de e-commerce : vente de produits <text:span text:style-name="T50">variés</text:span>, <text:span text:style-name="T59">centrés autour du </text:span><text:span text:style-name="T52">JDR</text:span></text:p>
      <text:list text:style-name="L4">
        <text:list-item>
          <text:p text:style-name="P122"><text:span text:style-name="T59">L</text:span>ivres de règles DnD</text:p>
        </text:list-item>
        <text:list-item>
          <text:p text:style-name="P122"><text:span text:style-name="T59">D</text:span>és</text:p>
        </text:list-item>
        <text:list-item>
          <text:p text:style-name="P122"><text:span text:style-name="T59">T</text:span>shirts avec des imprimés</text:p>
        </text:list-item>
        <text:list-item>
          <text:p text:style-name="P124"><text:span text:style-name="T59">C</text:span>ostumes (cosplay, <text:span text:style-name="T60">perruque,</text:span> etc)</text:p>
        </text:list-item>
        <text:list-item>
          <text:p text:style-name="P122"><text:span text:style-name="T59">A</text:span>rtbooks sur différents univers</text:p>
        </text:list-item>
        <text:list-item>
          <text:p text:style-name="P122"><text:span text:style-name="T59">Kits …</text:span>  :</text:p>
          <text:list>
            <text:list-item>
              <text:p text:style-name="P135"><text:span text:style-name="T21">… </text:span><text:span text:style-name="T19">de cadrages </text:span><text:span text:style-name="T22">(</text:span><text:span text:style-name="T19">pour les « homebrew </text:span><text:span text:style-name="T20">»</text:span><text:span text:style-name="T22">)</text:span></text:p>
            </text:list-item>
            <text:list-item>
              <text:p text:style-name="P123"><text:span text:style-name="T59">… </text:span>des packages de plusieurs produits </text:p>
              <text:list>
                <text:list-header>
                  <text:p text:style-name="P123"><text:span text:style-name="T60">Exemple :</text:span> « kits du MJ » <text:span text:style-name="T60">contenant</text:span> plusieurs livres de règles, un livre de conseil pour MJ, des dés, un tshirt avec un imprimé <text:span text:style-name="T60">funny en lien avec le fait d’être MJ, </text:span><text:span text:style-name="T65">etc.</text:span></text:p>
                </text:list-header>
              </text:list>
            </text:list-item>
            <text:list-item>
              <text:p text:style-name="P94"><text:span text:style-name="T45">… </text:span><text:span text:style-name="T44">d’</text:span><text:span text:style-name="T43">i</text:span><text:span text:style-name="T42">nitiation</text:span></text:p>
            </text:list-item>
          </text:list>
        </text:list-item>
        <text:list-item>
          <text:p text:style-name="P94"><text:span text:style-name="T46">Figurine</text:span><text:span text:style-name="T66">s et peinture</text:span></text:p>
        </text:list-item>
      </text:list>
      <text:p text:style-name="P44">- Idées secondaires : </text:p>
      <text:list text:style-name="L5">
        <text:list-item>
          <text:p text:style-name="P95"><text:span text:style-name="T61">S</text:span><text:span text:style-name="T47">ervice de customisation (ex : impression de tshirt, impression 3D)</text:span></text:p>
        </text:list-item>
        <text:list-item>
          <text:p text:style-name="P95"><text:span text:style-name="T61">V</text:span><text:span text:style-name="T47">ente de place de c</text:span>oncerts</text:p>
        </text:list-item>
        <text:list-item>
          <text:p text:style-name="P96">Forum communautaire</text:p>
        </text:list-item>
      </text:list>
      <text:p text:style-name="P116"/>
      <text:p text:style-name="P15"><text:soft-page-break/><text:tab/><text:span text:style-name="T41">Comment ? </text:span></text:p>
      <text:p text:style-name="P15"/>
      <text:p text:style-name="P35"><text:span text:style-name="T61">- Site de v</text:span>ente à l’image d’Amazon : avis clients, catégories dans le site, etc.</text:p>
      <text:p text:style-name="P36"><text:span text:style-name="T61">- Faire un p</text:span>oint <text:span text:style-name="T61">d’étape sécurité info/</text:span>cyber : avant le lancement, pentest (blackbox) sur un clone du site par nos camarades pour voir les vulnérabilités <text:span text:style-name="T48">de l’infra</text:span><text:span text:style-name="T61">structure</text:span></text:p>
      <text:p text:style-name="P37"><text:span text:style-name="T63">- T</text:span>ech<text:span text:style-name="T63">nologie envisagée pour le site web</text:span> : Apache</text:p>
      <text:p text:style-name="P37"/>
      <text:p text:style-name="P41"><text:span text:style-name="T63">- Caractéristiques et aspects importants</text:span> :</text:p>
      <text:list text:style-name="L6">
        <text:list-item>
          <text:p text:style-name="P97">Auto hébegemment d'un site web</text:p>
        </text:list-item>
        <text:list-item>
          <text:p text:style-name="P97"><text:span text:style-name="T63">G</text:span>estion de la sécurité</text:p>
        </text:list-item>
        <text:list-item>
          <text:p text:style-name="P97"><text:span text:style-name="T63">C</text:span>réation/distributions de produits et gestion des stocks</text:p>
        </text:list-item>
        <text:list-item>
          <text:p text:style-name="P97"><text:span text:style-name="T63">S</text:span>écurisation de nos infrastructures (physiques / informatiques)</text:p>
        </text:list-item>
      </text:list>
      <text:p text:style-name="P11"/>
      <text:p text:style-name="P11"/>
      <text:p text:style-name="P81"><text:tab/>Qu<text:span text:style-name="T5">and</text:span> ?</text:p>
      <text:p text:style-name="P14"/>
      <text:p text:style-name="P42">Majorité des points redondants avec la timeline prévu : se reporter à la section <text:span text:style-name="T9">Ébauche d’une timeline et organisation du projet</text:span></text:p>
      <text:p text:style-name="P43">Suggestion :</text:p>
      <text:list text:style-name="L7">
        <text:list-item>
          <text:p text:style-name="P101"><text:span text:style-name="T64">F</text:span><text:span text:style-name="T49">inir les livrables à l’avance : 2 semaines de délai semble être bien</text:span></text:p>
        </text:list-item>
        <text:list-item>
          <text:p text:style-name="P103">Commencer <text:span text:style-name="T64">par les aspects c</text:span>om<text:span text:style-name="T64">munication/cadre du proje</text:span><text:span text:style-name="T67">t</text:span></text:p>
        </text:list-item>
        <text:list-item>
          <text:p text:style-name="P104">Lancer l’entreprise avant la fin de l’année universitaire <text:span text:style-name="T9">(</text:span><text:span text:style-name="T11">à rediscuter</text:span><text:span text:style-name="T9">)</text:span></text:p>
        </text:list-item>
      </text:list>
      <text:p text:style-name="P6"/>
      <text:p text:style-name="P11"/>
      <text:p text:style-name="P81"><text:tab/><text:span text:style-name="T5">Pourq</text:span>u<text:span text:style-name="T5">o</text:span>i ?</text:p>
      <text:p text:style-name="P21"/>
      <text:p text:style-name="P27">Pour nous : </text:p>
      <text:list text:style-name="L8">
        <text:list-item>
          <text:p text:style-name="P130"><text:span text:style-name="T35">N</text:span><text:span text:style-name="T32">ous aimons le JDR et différents univers liés à eux donc c'est </text:span><text:span text:style-name="T35">le projet nous plaît</text:span></text:p>
        </text:list-item>
        <text:list-item>
          <text:p text:style-name="P130"><text:span text:style-name="T32">Soutenir la commu</text:span><text:span text:style-name="T33">nauté JDR en proposant des produits et services fiables </text:span><text:span text:style-name="T34">et</text:span><text:span text:style-name="T33"> de qualités </text:span></text:p>
        </text:list-item>
        <text:list-item>
          <text:p text:style-name="P125">Sortir de l’aspect « c’est juste un projet étudiant »</text:p>
        </text:list-item>
        <text:list-item>
          <text:p text:style-name="P131"><text:span text:style-name="T33">Sortir de notre zone de confort et monter en compétences sur des aspects variés </text:span><text:span text:style-name="T37">(</text:span><text:span text:style-name="T36">pratiques, techniques, communication, etc)</text:span></text:p>
        </text:list-item>
        <text:list-item>
          <text:p text:style-name="P136"><text:span text:style-name="T32">L’ </text:span><text:span text:style-name="T38">A R G E N T</text:span></text:p>
        </text:list-item>
      </text:list>
      <text:p text:style-name="P26">Pour les clients : </text:p>
      <text:list text:style-name="L9">
        <text:list-item>
          <text:p text:style-name="P126"><text:span text:style-name="T68">Avoir </text:span>un site <text:span text:style-name="T68">ergonomique</text:span> et fiable pour <text:span text:style-name="T68">l’achat de </text:span>divers articles liés <text:span text:style-name="T68">au JDR, à la fantaisie et </text:span>à <text:span text:style-name="T69">d</text:span>e<text:span text:style-name="T68">s </text:span>centre<text:span text:style-name="T68">s</text:span> d'intérêts <text:span text:style-name="T69">proches</text:span></text:p>
        </text:list-item>
      </text:list>
      <text:p text:style-name="P26"/>
      <text:p text:style-name="P22"/>
      <text:p text:style-name="P84"><text:tab/><text:span text:style-name="T14">⇒ OBJECTIF</text:span><text:span text:style-name="T53">S</text:span><text:span text:style-name="T14"> </text:span></text:p>
      <text:p text:style-name="P16"/>
      <text:list xml:id="list3341465479" text:style-name="L10">
        <text:list-header>
          <text:p text:style-name="P98">- Faire un site de e-commerce auto-hébergé et sécurisé pour créer et distribuer divers produits tout en gérant les stocks, la logistique et tout autre point pertinent pour l'autonomie de l'entreprise</text:p>
          <text:p text:style-name="P105">- Développer nos compétences </text:p>
          <text:p text:style-name="P106">- Soutenir la communauté <text:span text:style-name="T70">JDR</text:span></text:p>
          <text:p text:style-name="P106">- Et … <text:span text:style-name="T51">A R G E N T</text:span></text:p>
        </text:list-header>
      </text:list>
      <text:p text:style-name="P24"/>
      <text:p text:style-name="P4"/>
      <text:p text:style-name="P4"/>
      <text:p text:style-name="P1">Ébauche d’une timeline <text:span text:style-name="T6">et </text:span><text:span text:style-name="T8">organisation du projet</text:span></text:p>
      <text:p text:style-name="P9"/>
      <text:p text:style-name="P80"><text:tab/>Planning prévisionnel </text:p>
      <text:p text:style-name="P72">Date de première version, etc.</text:p>
      <text:p text:style-name="P73">Rétro planning (partir de la fin pour revenir petit à petit au début)</text:p>
      <text:p text:style-name="P74">Par étapes – <text:span text:style-name="T12">suggestions</text:span> : </text:p>
      <text:list text:style-name="L11">
        <text:list-item>
          <text:p text:style-name="P127">Analyse des besoins (faire une réunion d'équipe, rédiger un document de spécifications)</text:p>
        </text:list-item>
        <text:list-item>
          <text:p text:style-name="P127">Recherche des solutions techniques (choix des technologies, des outils) </text:p>
        </text:list-item>
        <text:list-item>
          <text:p text:style-name="P127">Développement/Implémentation </text:p>
        </text:list-item>
        <text:list-item>
          <text:p text:style-name="P127">Tests et validations</text:p>
        </text:list-item>
        <text:list-item>
          <text:p text:style-name="P127">Documentation finale et présentation </text:p>
        </text:list-item>
        <text:list-item>
          <text:p text:style-name="P127">PoC</text:p>
        </text:list-item>
      </text:list>
      <text:p text:style-name="P14"><text:soft-page-break/></text:p>
      <text:p text:style-name="P76">Points important<text:span text:style-name="T106">s :</text:span></text:p>
      <text:p text:style-name="P48">- Jalon 1 à 3 avant le lundi 2 décembre 2024 </text:p>
      <text:p text:style-name="P47">⇒ Plus on définit la ligne directrice, mieux c’est</text:p>
      <text:p text:style-name="P51"/>
      <text:p text:style-name="P51"/>
      <text:p text:style-name="P51">- Jalon 4 à 6 avant fin mars <text:span text:style-name="T78">2025</text:span></text:p>
      <text:p text:style-name="P50">⇒ <text:span text:style-name="T75">L’infra opérationne</text:span><text:span text:style-name="T76">l</text:span><text:span text:style-name="T75">l</text:span><text:span text:style-name="T76">e</text:span><text:span text:style-name="T75"> avant d’envisager les pentests. </text:span><text:span text:style-name="T76">Le but est de laisser le temps aux collègues de pentest et de nous faire des retour</text:span><text:span text:style-name="T77">s.</text:span></text:p>
      <text:p text:style-name="P53">- Se mettre des objectifs à court terme pour avoir le temps en cas de pépin.</text:p>
      <text:p text:style-name="P66">⇒ <text:span text:style-name="T80">Faire des points d’étapes réguliers pour découper le travail.</text:span></text:p>
      <text:p text:style-name="P107">→ Avis : bonne idée overall, mais incertitude sur les échéances</text:p>
      <text:p text:style-name="P54">- <text:span text:style-name="T79">Point d’étape sur l’avancement administratif/légal à chaque fin de session IUT</text:span></text:p>
      <text:p text:style-name="P21"/>
      <text:p text:style-name="P77"><text:span text:style-name="T81">Proposition de r</text:span>étro planning – <text:span text:style-name="T82">définition de DEADLINE</text:span><text:span text:style-name="T83">S</text:span> : </text:p>
      <text:p text:style-name="P22">- Dimanche 1 juin 2025<text:tab/><text:tab/><text:tab/>livrable 7 à 9 terminés</text:p>
      <text:p text:style-name="P22">- Lundi 19 mai 2025<text:tab/><text:tab/><text:tab/>point d'étape livrable 7 à 9</text:p>
      <text:p text:style-name="P22">- Dimanche 4 mai 2025<text:tab/><text:tab/><text:tab/>livrable 5 et 6 terminés</text:p>
      <text:p text:style-name="P22">- Lundi 14 avril 2025<text:tab/><text:tab/><text:tab/>point d'étape livrable 5 et 6</text:p>
      <text:p text:style-name="P22">- Lundi 31 mars 2025<text:tab/><text:tab/><text:tab/>point d'étape livrable 5 et 6</text:p>
      <text:p text:style-name="P22">- Lundi 10 mars 2025<text:tab/><text:tab/><text:tab/>point d'étape livrable 5 et 6</text:p>
      <text:p text:style-name="P22">- Lundi 24 février 2025<text:tab/><text:tab/><text:tab/>point d'étape livrable 5 et 6</text:p>
      <text:p text:style-name="P22">- Dimanche 9 février 2025<text:tab/><text:tab/>livrable 4 terminé</text:p>
      <text:p text:style-name="P22">- Lundi 3 février 2025<text:tab/><text:tab/><text:tab/>point d'étape livrable 5 et 6</text:p>
      <text:p text:style-name="P22">- Dimanche 12 janvier 2025<text:tab/><text:tab/>livrable 3 terminé</text:p>
      <text:p text:style-name="P22">- Lundi 30 décembre 2024<text:tab/><text:tab/>point d'étape livrable 3</text:p>
      <text:p text:style-name="P22">- Lundi 16 décembre 2024<text:tab/><text:tab/>point d'étape livrable 3</text:p>
      <text:p text:style-name="P22">- Dimanche 24 novembre 2024<text:tab/><text:tab/>livrable 2 terminé</text:p>
      <text:p text:style-name="P22">- Lundi 11 novembre 2024<text:tab/><text:tab/>point d'étape livrable 2</text:p>
      <text:p text:style-name="P22">- 05/11/2024<text:tab/><text:tab/><text:tab/><text:tab/>bah, rendu de ça, faut aller se faire se foutre <text:span text:style-name="T84">(livrable 1 – fiche PT)</text:span></text:p>
      <text:p text:style-name="P55">⇒ Tranche de deux semaines, réparties entre des points d’étapes et les jalons </text:p>
      <text:p text:style-name="P22"/>
      <text:p text:style-name="P78"><text:span text:style-name="T98">Rappel des points principaux</text:span> :</text:p>
      <text:p text:style-name="P49">- Jalon 1, <text:span text:style-name="T85">2 et coeur du </text:span>3 : avant le lundi 2 décembre 2024 </text:p>
      <text:p text:style-name="P109">⇒ Changements mineurs sur le jalon 3 toujours possible</text:p>
      <text:p text:style-name="P52">- Jalon 4, <text:span text:style-name="T86">5 et</text:span> 6<text:span text:style-name="T74"> :</text:span> avant fin mars <text:span text:style-name="T78">2025</text:span></text:p>
      <text:p text:style-name="P52"><text:span text:style-name="T99">- D</text:span><text:span text:style-name="T87">eadlines : voir dates </text:span><text:span text:style-name="T88">ci-dessus </text:span></text:p>
      <text:p text:style-name="P59">- Faire des points d’étapes réguliers.</text:p>
      <text:p text:style-name="P59"><text:tab/><text:span text:style-name="T79">Point d’étape sur l’avancement administratif/légal à chaque fin de session IUT</text:span></text:p>
      <text:p text:style-name="P9"/>
      <text:p text:style-name="P9"/>
      <text:p text:style-name="P82"><text:tab/>Répartition des rôles</text:p>
      <text:p text:style-name="P31"/>
      <text:p text:style-name="P46"><text:tab/>Les responsables établissent les choses à faire pour leur « branche », <text:span text:style-name="T71">et poussent l’avancé du projet pour les aspects qui leur sont attribué</text:span>. <text:span text:style-name="T71">Ils ont aussi le dernier mot en cas de conflit sur les sujet relatif à leur rôle. Les décisions se prennent tout de même après débat entre les membres du groupe.</text:span></text:p>
      <text:p text:style-name="P29">- Chef de projet : Axel MOURILLON<text:span text:style-name="T54"> </text:span></text:p>
      <text:p text:style-name="P30">En charge de la planification, de la gestion du temps et du suivi du projet. </text:p>
      <text:p text:style-name="P30"><text:span text:style-name="T71">⇒ </text:span><text:span text:style-name="T54">S</text:span><text:span text:style-name="T56">ous-r</text:span><text:span text:style-name="T54">esp</text:span><text:span text:style-name="T56">onsable</text:span><text:span text:style-name="T54"> – Arthur </text:span>YANG</text:p>
      <text:p text:style-name="P29">- Responsable système : Hugo CLAMOND </text:p>
      <text:p text:style-name="P30">En charge des aspect techniques du projet (développement, mise en place de l'infrastructure, etc.)</text:p>
      <text:p text:style-name="P28"><text:span text:style-name="T71">⇒ </text:span><text:span text:style-name="T54">S</text:span><text:span text:style-name="T56">ous-r</text:span><text:span text:style-name="T54">esp</text:span><text:span text:style-name="T56">onsable</text:span><text:span text:style-name="T54"> – </text:span><text:span text:style-name="T55">Lois </text:span>ALLAIRE</text:p>
      <text:p text:style-name="P29">- Responsable documentation et administratif : Arthur YANG</text:p>
      <text:p text:style-name="P30">En charge de la conformité des livrables, de la documentation du projet et des aspects administratifs (voir juridiques s'il y a besoin). </text:p>
      <text:p text:style-name="P30"><text:span text:style-name="T71">⇒ </text:span><text:span text:style-name="T54">S</text:span><text:span text:style-name="T56">ous-r</text:span><text:span text:style-name="T54">esp</text:span><text:span text:style-name="T56">onsable</text:span><text:span text:style-name="T54"> – Hugo </text:span>CLAMOND</text:p>
      <text:p text:style-name="P29">- Responsable design et marketing : Loïs ALLAIRE </text:p>
      <text:p text:style-name="P30">En charge de la création de nouveaux designs, des produits en vente et de la communication de l'entreprise</text:p>
      <text:p text:style-name="P30"><text:span text:style-name="T71">⇒ </text:span><text:span text:style-name="T54">S</text:span><text:span text:style-name="T56">ous-r</text:span><text:span text:style-name="T54">esp</text:span><text:span text:style-name="T56">onsable</text:span><text:span text:style-name="T54"> – Axel </text:span>MOURILLON</text:p>
      <text:p text:style-name="P45"/>
      <text:p text:style-name="P7"/>
      <text:p text:style-name="P83"><text:soft-page-break/><text:tab/><text:span text:style-name="T13">Point méthode de travail</text:span></text:p>
      <text:p text:style-name="P23"/>
      <text:p text:style-name="P34"><text:tab/><text:span text:style-name="T9">Définition de date/horaire de points d’étapes réguliers </text:span><text:span text:style-name="T10">et autres </text:span></text:p>
      <text:p text:style-name="P57"/>
      <text:p text:style-name="P58">- Découpe le projet en petites tâches</text:p>
      <text:p text:style-name="P57">→ faire infra =&gt; serveurs, réseaux, adressage, etc.</text:p>
      <text:p text:style-name="P60">- Réunions régulières : les samedi, de 14h30 à 16h30 (2h)</text:p>
      <text:p text:style-name="P60">- Solution de sauvegarde du projet additionne<text:span text:style-name="T105">l</text:span>l<text:span text:style-name="T105">e</text:span> à GitHub à préciser</text:p>
      <text:p text:style-name="P60">- Travail collectif : répartition du travail en duo <text:span text:style-name="T89">par défaut, puis réajustement si besoin</text:span></text:p>
      <text:p text:style-name="P61">- Se mettre des limites de temps pour les sujets</text:p>
      <text:p text:style-name="P62">- Être précis quand on parle (écrit/oral)</text:p>
      <text:p text:style-name="P60"/>
      <text:p text:style-name="P33"/>
      <text:p text:style-name="P85"><text:tab/><text:span text:style-name="T8">Outils d</text:span><text:span text:style-name="T88">u</text:span><text:span text:style-name="T8"> projet</text:span></text:p>
      <text:p text:style-name="P32"/>
      <text:list text:style-name="L12">
        <text:list-item>
          <text:p text:style-name="P110">Git/GitHub</text:p>
        </text:list-item>
        <text:list-item>
          <text:p text:style-name="P111">Gantt based shenanigans (GanttProject)</text:p>
        </text:list-item>
        <text:list-item>
          <text:p text:style-name="P112">VSCode</text:p>
        </text:list-item>
        <text:list-item>
          <text:p text:style-name="P132"><text:span text:style-name="T28">H</text:span><text:span text:style-name="T27">ypervision (ProxMox ; </text:span><text:span text:style-name="T90">VirtualBox c’est non</text:span><text:span text:style-name="T91">, HyperV à éviter si possible, </text:span><text:span text:style-name="T92">VMWare ?, </text:span><text:span text:style-name="T91">…)</text:span></text:p>
        </text:list-item>
        <text:list-item>
          <text:p text:style-name="P133"><text:span text:style-name="T94">S</text:span><text:span text:style-name="T93">olutions </text:span><text:span text:style-name="T95">de </text:span><text:span text:style-name="T93">backup (Veeam?)</text:span></text:p>
        </text:list-item>
        <text:list-item>
          <text:p text:style-name="P108">DevOps </text:p>
        </text:list-item>
      </text:list>
      <text:p text:style-name="P89"><text:span text:style-name="T29">⇒ </text:span><text:span text:style-name="T30">Les o</text:span><text:span text:style-name="T29">utils ayant une bonne synergie entre eux </text:span><text:span text:style-name="T30">sont </text:span><text:span text:style-name="T29">à privilégier.</text:span></text:p>
      <text:p text:style-name="P56"/>
      <text:p text:style-name="P8"/>
      <text:p text:style-name="P80"><text:tab/><text:span text:style-name="T7">Budget</text:span></text:p>
      <text:p text:style-name="P19"/>
      <text:p text:style-name="P67">- Montant maximum d’injection de fonds par les membres de l’équipe projet (fonds personnels)  :</text:p>
      <text:list xml:id="list172630907853205" text:continue-list="list3341465479" text:style-name="L10">
        <text:list-item>
          <text:p text:style-name="P102">Loïs : <text:span text:style-name="T96">Prêt à injecter jusqu’à 500 € sous réserve de lancement à but lucratif, sinon 100 €</text:span></text:p>
        </text:list-item>
        <text:list-item>
          <text:p text:style-name="P99">Hugo : <text:span text:style-name="T96">Prêt à injecter jusqu’à 300 € , </text:span><text:span text:style-name="T100">voir</text:span><text:span text:style-name="T96"> 500 €</text:span></text:p>
        </text:list-item>
        <text:list-item>
          <text:p text:style-name="P100">Axel : <text:span text:style-name="T96">Prêt à injecter jusqu’à </text:span><text:span text:style-name="T97">4</text:span><text:span text:style-name="T96">00 €</text:span></text:p>
        </text:list-item>
        <text:list-item>
          <text:p text:style-name="P100">Arthur : <text:span text:style-name="T96">Prêt à injecter jusqu’à </text:span><text:span text:style-name="T97">4</text:span><text:span text:style-name="T96">00 € sous réserve de lancement à but lucratif, sinon 100 €</text:span></text:p>
        </text:list-item>
      </text:list>
      <text:p text:style-name="P63"><text:span text:style-name="T100">- Sollicité le</text:span> GRETA</text:p>
      <text:p text:style-name="P63">- <text:span text:style-name="T100">Préciser</text:span> en fin de projet <text:span text:style-name="T100">les modalités d’un</text:span> lancement <text:span text:style-name="T96">à but lucratif</text:span></text:p>
      <text:p text:style-name="P5"/>
      <text:p text:style-name="P5"/>
      <text:p text:style-name="P2">Rédaction de la fiche au propre</text:p>
      <text:p text:style-name="P10"/>
      <text:p text:style-name="P20">Rédaction et mise au propre de la fiche projet tutoré :</text:p>
      <text:list text:style-name="L13">
        <text:list-item>
          <text:p text:style-name="P113">Rendu : <text:span text:style-name="T73">le 0</text:span>5/11/<text:span text:style-name="T72">2024</text:span></text:p>
        </text:list-item>
      </text:list>
      <text:p text:style-name="P79"/>
      <text:p text:style-name="P68">- Dégrossissement des informations – <text:span text:style-name="T103">r</text:span>épartition des r<text:span text:style-name="T101">ôles</text:span></text:p>
      <text:p text:style-name="P64">Arthur et Loïs : <text:span text:style-name="T101">analyse et trie des informations sur la base de </text:span>la fiche de cadrage du PT </text:p>
      <text:p text:style-name="P64"><text:tab/>⇒ P<text:span text:style-name="T101">réparer une p</text:span>résentation <text:span text:style-name="T101">synthétique</text:span></text:p>
      <text:p text:style-name="P64">Axel et Hugo : <text:span text:style-name="T102">tests et proposition d’</text:span>outils de gestions de projets <text:span text:style-name="T103">et de workflow</text:span></text:p>
      <text:p text:style-name="P65"><text:tab/>⇒ P<text:span text:style-name="T101">réparer une p</text:span>résentation <text:span text:style-name="T101">synthétique</text:span></text:p>
      <text:p text:style-name="P65">→ <text:span text:style-name="T101">A</text:span>vant la p<text:span text:style-name="T101">rochaine </text:span>réunion : samedi 26 <text:span text:style-name="T101">novembre</text:span></text:p>
      <text:p text:style-name="P119">- <text:span text:style-name="T103">Synthèse et concertation : </text:span><text:span text:style-name="T101"><text:s/></text:span>réunion <text:span text:style-name="T103">du </text:span>samedi 26 <text:span text:style-name="T101">novembre</text:span></text:p>
      <text:p text:style-name="P117">- F<text:span text:style-name="T107">initions de la fiche de cadrage</text:span><text:span text:style-name="T103"> la fiche PT :</text:span></text:p>
      <text:p text:style-name="P120"><text:span text:style-name="T108">Arthur et Loïs</text:span> avant <text:span text:style-name="T107">le 30/10/2024</text:span></text:p>
      <text:p text:style-name="P10">- <text:span text:style-name="T103">Rédaction d’un premier jet de la fiche PT :</text:span></text:p>
      <text:p text:style-name="P121"><text:span text:style-name="T109">Hugo</text:span> avant <text:span text:style-name="T107">le </text:span><text:span text:style-name="T109">02</text:span><text:span text:style-name="T107">/1</text:span><text:span text:style-name="T109">2</text:span><text:span text:style-name="T107">/2024</text:span></text:p>
      <text:p text:style-name="P12">- C<text:span text:style-name="T103">orrection et deuxième jet de la fiche PT :</text:span></text:p>
      <text:p text:style-name="P69">XXXX avant &lt;évènement YYYY&gt;</text:p>
      <text:p text:style-name="P13">- <text:span text:style-name="T104">Relecture et finalisation</text:span><text:span text:style-name="T103"> fiche PT :</text:span></text:p>
      <text:p text:style-name="P70">XXXX avant &lt;évènement YYYY&gt;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Aptos" style:font-family-asian="Aptos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6T17:17:06.829000000</dc:date>
    <meta:editing-duration>PT10H40M58S</meta:editing-duration>
    <meta:editing-cycles>174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169" meta:word-count="1548" meta:character-count="8678" meta:non-whitespace-character-count="7278"/>
  </office:meta>
</office:document-meta>
</file>